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10:27.446118115</dc:date>
    <meta:editing-duration>PT2M2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941857792939701">
                <text:p>-0.0941857792939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56135984623035">
                <text:p>-0.956135984623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803740192468495">
                <text:p>-0.803740192468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941857792939704">
                <text:p>-0.0941857792939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9418577929397">
                <text:p>0.09418577929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463525491562422">
                <text:p>0.463525491562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722630511152572">
                <text:p>0.722630511152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03740192468494">
                <text:p>0.803740192468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03740192468494">
                <text:p>0.803740192468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722630511152574">
                <text:p>0.722630511152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866893734761">
                <text:p>0.63866893734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552186829027018">
                <text:p>0.552186829027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941857792939699">
                <text:p>0.0941857792939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.67394039744206E-016">
                <text:p>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